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style:text-position="0% 100%"/>
    </style:style>
    <style:style style:name="P7" style:family="paragraph" style:parent-style-name="Standard">
      <style:paragraph-properties fo:text-align="start" style:justify-single-word="false"/>
      <style:text-properties style:text-position="0% 100%" fo:font-weight="bold" style:font-weight-asian="bold" style:font-weight-complex="bold"/>
    </style:style>
    <style:style style:name="P8" style:family="paragraph" style:parent-style-name="Standard">
      <style:paragraph-properties fo:text-align="start" style:justify-single-word="false"/>
      <style:text-properties style:text-position="0% 100%" fo:font-weight="normal" style:font-weight-asian="normal" style:font-weight-complex="normal"/>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2">
      <style:paragraph-properties fo:text-align="start" style:justify-single-word="false"/>
      <style:text-properties style:text-position="0% 100%" fo:font-weight="bold" style:font-weight-asian="bold" style:font-weight-complex="bold"/>
    </style:style>
    <style:style style:name="P11" style:family="paragraph" style:parent-style-name="Standard" style:list-style-name="L2">
      <style:paragraph-properties fo:text-align="start" style:justify-single-word="false"/>
      <style:text-properties style:text-position="0% 100%" fo:font-weight="normal" style:font-weight-asian="normal" style:font-weight-complex="normal"/>
    </style:style>
    <style:style style:name="P12" style:family="paragraph" style:parent-style-name="Standard" style:list-style-name="L3">
      <style:paragraph-properties fo:text-align="start" style:justify-single-word="false"/>
      <style:text-properties style:text-position="0% 100%"/>
    </style:style>
    <style:style style:name="T1" style:family="text">
      <style:text-properties fo:font-weight="bold" style:font-weight-asian="bold" style:font-weight-complex="bold"/>
    </style:style>
    <style:style style:name="T2"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ional database design</text:p>
      <text:p text:style-name="P3"/>
      <text:p text:style-name="P2">Why are concepts like normal forms <text:s/>and functional dependencies required?</text:p>
      <text:p text:style-name="P3">To measure <text:s/>the quality of design of relational database design instead of depending on the intuition of the database designer. These concepts help evaluate relational schema's for design quality.</text:p>
      <text:p text:style-name="P3"/>
      <text:p text:style-name="P2">Informal Design Guidelines for relation schema's</text:p>
      <text:list xml:id="list290551110" text:style-name="L1">
        <text:list-item>
          <text:p text:style-name="P9">Ensuring proper semantics of attributes</text:p>
        </text:list-item>
        <text:list-item>
          <text:p text:style-name="P9">Reducing redundancy of information</text:p>
          <text:list>
            <text:list-item>
              <text:p text:style-name="P9">Redundancy is the result of combining multiple entity/ relationship types on one relation schema<text:span text:style-name="T1">(Refer diagram) </text:span></text:p>
            </text:list-item>
            <text:list-item>
              <text:p text:style-name="P9">Redundancy results in</text:p>
              <text:list>
                <text:list-item>
                  <text:p text:style-name="P9">More storage space required</text:p>
                </text:list-item>
                <text:list-item>
                  <text:p text:style-name="P9">Insertion, deletion and modification anomalies</text:p>
                </text:list-item>
              </text:list>
            </text:list-item>
          </text:list>
        </text:list-item>
        <text:list-item>
          <text:p text:style-name="P9">Reducing null values in tuples</text:p>
          <text:list>
            <text:list-item>
              <text:p text:style-name="P9">Many NULLs in fat relations lead to waste of storage space</text:p>
            </text:list-item>
            <text:list-item>
              <text:p text:style-name="P9">NULLs result in ambiguity in the meaning of attributes</text:p>
              <text:list>
                <text:list-item>
                  <text:p text:style-name="P9">Does not apply</text:p>
                </text:list-item>
                <text:list-item>
                  <text:p text:style-name="P9">Not available</text:p>
                </text:list-item>
                <text:list-item>
                  <text:p text:style-name="P9">Unknown</text:p>
                </text:list-item>
              </text:list>
            </text:list-item>
            <text:list-item>
              <text:p text:style-name="P9">Difficulty in join operations at the logical level.</text:p>
            </text:list-item>
          </text:list>
        </text:list-item>
        <text:list-item>
          <text:p text:style-name="P9">Disallowing the possibility of generating spurious tuples</text:p>
          <text:list>
            <text:list-item>
              <text:p text:style-name="P9">Spurious tuples result when relations are joined on non-primary key and non-foreign key attribute of the two relations<text:span text:style-name="T1">(Refer diagram)</text:span></text:p>
            </text:list-item>
            <text:list-item>
              <text:p text:style-name="P9">Design relation schemas so that they can be joined only on primary key, foreign key pairs</text:p>
            </text:list-item>
          </text:list>
        </text:list-item>
        <text:list-item>
          <text:p text:style-name="P9">Informal guidelines may have to be violated sometimes in the interests of efficiency. Care should to taken then to account for anomalies , for example, by using triggers and stored procedures</text:p>
        </text:list-item>
      </text:list>
      <text:p text:style-name="P4"/>
      <text:p text:style-name="P5">Fat relation</text:p>
      <text:p text:style-name="P4">A relation which has many attributes grouped together. If many attributes do not apply to all tuples in the relation, we end up with many NULLs in those tuple.</text:p>
      <text:p text:style-name="P6"/>
      <text:p text:style-name="P7">Super-key</text:p>
      <text:p text:style-name="P6">A set of attributes that uniquely identifies a tuple in a relation schema</text:p>
      <text:p text:style-name="P6"/>
      <text:p text:style-name="P7">Key</text:p>
      <text:p text:style-name="P6">A minimal super-key</text:p>
      <text:p text:style-name="P6"/>
      <text:p text:style-name="P7">Candidate keys</text:p>
      <text:p text:style-name="P6">All keys of a relation</text:p>
      <text:p text:style-name="P6"/>
      <text:p text:style-name="P7">Primary Key</text:p>
      <text:p text:style-name="P6">A key picked by the designer amongst the candidate keys of the relational schema as the primary one</text:p>
      <text:p text:style-name="P6"/>
      <text:p text:style-name="P7">Secondary Keys</text:p>
      <text:p text:style-name="P8">All candidate keys except the primary key</text:p>
      <text:p text:style-name="P8"/>
      <text:p text:style-name="P7">Primary attribute</text:p>
      <text:p text:style-name="P8"><text:soft-page-break/>The attributes that form a part of the primary key. When talking generally about all keys of R, a primary attribute is one which is a part of some key.</text:p>
      <text:p text:style-name="P8"/>
      <text:p text:style-name="P7">Approaches to database design</text:p>
      <text:list xml:id="list1479830642" text:style-name="L2">
        <text:list-item>
          <text:p text:style-name="P10"><text:bookmark text:name="Design by synthesis"/>Design by synthesis</text:p>
          <text:list>
            <text:list-item>
              <text:p text:style-name="P11">A bottom-up approach</text:p>
            </text:list-item>
            <text:list-item>
              <text:p text:style-name="P11">It considers the basic relationships among individual attributes as the starting point and uses those to construct relation schemas</text:p>
            </text:list-item>
            <text:list-item>
              <text:p text:style-name="P11">No popular in practice because it suffers from the problem of having to collect a large number of binary relationships among attributes as the starting point</text:p>
            </text:list-item>
          </text:list>
        </text:list-item>
        <text:list-item>
          <text:p text:style-name="P10"><text:bookmark text:name="Design by analysis"/>Design by analysis</text:p>
          <text:list>
            <text:list-item>
              <text:p text:style-name="P11">A top-down approach</text:p>
            </text:list-item>
            <text:list-item>
              <text:p text:style-name="P11">Starts with a number of groupings of attributes into relations that exist together naturally, for example, on an invoice, a form, or a report.</text:p>
            </text:list-item>
            <text:list-item>
              <text:p text:style-name="P11">The relations are then analyzed individually and collectively, leading to further decomposition until all desirable qualities are met</text:p>
            </text:list-item>
          </text:list>
        </text:list-item>
      </text:list>
      <text:p text:style-name="P8"/>
      <text:p text:style-name="P7">The process of database design</text:p>
      <text:list xml:id="list1255728445" text:style-name="L3">
        <text:list-item>
          <text:p text:style-name="P12">Identifying obvious FD's, F</text:p>
          <text:p text:style-name="P12">A FD is a property of the semantics or meaning of the attributes. The database designers will use their understanding of the semantics of the attributes of R – that is, how they relate to one another – to specify the functional dependencies that should hold on all relation states. Thus the FD becomes the property of the relational schema R</text:p>
        </text:list-item>
        <text:list-item>
          <text:p text:style-name="P12">Determining the closure of F, F<text:span text:style-name="T2">+</text:span></text:p>
          <text:p text:style-name="P12">Typically the schema designer specifies the functional dependencies that are semantically obvious, denoted by the set F. Other numerous FD's that hold on are inferred from the FD's in F and these constitute F<text:span text:style-name="T2">+</text:span>.</text:p>
        </text:list-item>
        <text:list-item>
          <text:p text:style-name="P12">Normalization of relation schemas</text:p>
          <text:list>
            <text:list-item>
              <text:p text:style-name="P12">Normalization must be done until at least 3NF or BCNF. 1NF and 2NF were developed historically as stepping stones to 3NF and BCNF</text:p>
            </text:list-item>
          </text:list>
        </text:list-item>
        <text:list-item>
          <text:p text:style-name="P12">Ensuring that the process of normalization through decomposition preserves the </text:p>
          <text:list>
            <text:list-item>
              <text:p text:style-name="P12">The lossless join or non-additive join property</text:p>
            </text:list-item>
            <text:list-item>
              <text:p text:style-name="P12">Functional dependency preservation property</text:p>
            </text:list-item>
          </text:list>
        </text:list-item>
        <text:list-item>
          <text:p text:style-name="P12">The non-additive join property is extremely critical and must be achieved, whereas the dependency preservation property, although desirable can be sacrificed for the efficiency as occurs in the case of normalizing for BCNF(Refer Diagr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13T08:28:04</meta:creation-date>
    <dc:date>2013-02-05T13:41:17</dc:date>
    <dc:creator>Kempa </dc:creator>
    <meta:editing-duration>PT18H21M25S</meta:editing-duration>
    <meta:editing-cycles>32</meta:editing-cycles>
    <meta:generator>LibreOffice/3.6$Linux_x86 LibreOffice_project/360m1$Build-2</meta:generator>
    <meta:document-statistic meta:table-count="0" meta:image-count="0" meta:object-count="0" meta:page-count="2" meta:paragraph-count="55" meta:word-count="643" meta:character-count="3874" meta:non-whitespace-character-count="3317"/>
  </office:meta>
</office:document-meta>
</file>